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Courier New" svg:font-family="Courier New" style:font-family-generic="modern" style:font-pitch="fixed" svg:panose-1="2 7 3 9 2 2 5 2 4 4"/>
    <style:font-face style:name="Monospace" svg:font-family="Monospace" style:font-family-generic="system" style:font-pitch="fixed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0.5208in" style:use-optimal-column-width="false"/>
    </style:style>
    <style:style style:name="TableColumn4" style:family="table-column">
      <style:table-column-properties style:column-width="6.4062in" style:use-optimal-column-width="false"/>
    </style:style>
    <style:style style:name="Table2" style:family="table">
      <style:table-properties style:width="6.927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7" style:parent-style-name="TableHeading" style:family="paragraph">
      <style:paragraph-properties fo:text-align="start"/>
    </style:style>
    <style:style style:name="TableCell8" style:family="table-cell">
      <style:table-cell-properties fo:border="0.0034in solid #D6D6D6" fo:background-color="#EEEEEE" style:writing-mode="lr-tb" style:vertical-align="middle" fo:padding-top="0.052in" fo:padding-left="0.052in" fo:padding-bottom="0.052in" fo:padding-right="0.052in"/>
    </style:style>
    <style:style style:name="P9" style:parent-style-name="TableHeading" style:family="paragraph">
      <style:paragraph-properties fo:text-align="star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12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15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16" style:parent-style-name="DefaultParagraphFont" style:family="text">
      <style:text-properties fo:font-style="italic" style:font-style-asian="italic"/>
    </style:style>
    <style:style style:name="T17" style:parent-style-name="DefaultParagraphFont" style:family="text">
      <style:text-properties fo:font-style="italic" style:font-style-asian="italic"/>
    </style:style>
    <style:style style:name="T18" style:parent-style-name="DefaultParagraphFont" style:family="text">
      <style:text-properties fo:font-style="italic" style:font-style-asian="italic"/>
    </style:style>
    <style:style style:name="T19" style:parent-style-name="DefaultParagraphFont" style:family="text">
      <style:text-properties fo:font-style="italic" style:font-style-asian="italic"/>
    </style:style>
    <style:style style:name="T20" style:parent-style-name="DefaultParagraphFont" style:family="text">
      <style:text-properties fo:font-style="italic" style:font-style-asian="italic"/>
    </style:style>
    <style:style style:name="T21" style:parent-style-name="DefaultParagraphFont" style:family="text">
      <style:text-properties fo:font-style="italic" style:font-style-asian="italic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24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25" style:parent-style-name="DefaultParagraphFont" style:family="text">
      <style:text-properties fo:font-style="italic" style:font-style-asian="italic"/>
    </style:style>
    <style:style style:name="T26" style:parent-style-name="DefaultParagraphFont" style:family="text">
      <style:text-properties fo:font-style="italic" style:font-style-asian="italic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ableCell29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30" style:parent-style-name="DefaultParagraphFont" style:family="text">
      <style:text-properties fo:font-style="italic" style:font-style-asian="italic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ableCell33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34" style:parent-style-name="DefaultParagraphFont" style:family="text">
      <style:text-properties fo:font-style="italic" style:font-style-asian="italic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37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38" style:parent-style-name="DefaultParagraphFont" style:family="text">
      <style:text-properties fo:font-style="italic" style:font-style-asian="italic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41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42" style:parent-style-name="DefaultParagraphFont" style:family="text">
      <style:text-properties fo:font-style="italic" style:font-style-asian="italic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ableCell45" style:family="table-cell">
      <style:table-cell-properties fo:border-top="none" fo:border-left="0.0034in solid #D6D6D6" fo:border-bottom="0.0034in solid #D6D6D6" fo:border-right="0.0034in solid #D6D6D6" style:writing-mode="lr-tb" style:vertical-align="middle" fo:padding-top="0.052in" fo:padding-left="0.052in" fo:padding-bottom="0.052in" fo:padding-right="0.052in"/>
    </style:style>
    <style:style style:name="T46" style:parent-style-name="DefaultParagraphFont" style:family="text">
      <style:text-properties fo:font-style="italic" style:font-style-asian="italic"/>
    </style:style>
    <style:style style:name="T47" style:parent-style-name="DefaultParagraphFont" style:family="text">
      <style:text-properties fo:font-style="italic" style:font-style-asian="italic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ableCell50" style:family="table-cell">
      <style:table-cell-properties fo:border="0.0034in solid #D6D6D6" style:writing-mode="lr-tb" style:vertical-align="middle" fo:padding-top="0.052in" fo:padding-left="0.052in" fo:padding-bottom="0.052in" fo:padding-right="0.052in"/>
    </style:style>
    <style:style style:name="T51" style:parent-style-name="DefaultParagraphFont" style:family="text">
      <style:text-properties fo:font-style="italic" style:font-style-asian="italic" style:font-style-complex="italic"/>
    </style:style>
    <style:style style:name="P52" style:parent-style-name="Textbody" style:family="paragraph">
      <style:paragraph-properties fo:text-align="justify" fo:margin-bottom="0in"/>
      <style:text-properties style:font-name="Helvetica, Arial, sans-serif" fo:color="#000000" fo:font-size="9pt" style:font-size-asian="9pt"/>
    </style:style>
    <style:style style:name="P53" style:parent-style-name="Textbody" style:family="paragraph">
      <style:paragraph-properties fo:text-align="justify" fo:margin-bottom="0in"/>
      <style:text-properties style:font-name="Helvetica, Arial, sans-serif" fo:color="#000000" fo:font-size="9pt" style:font-size-asian="9pt"/>
    </style:style>
    <style:style style:name="P54" style:parent-style-name="Textbody" style:family="paragraph">
      <style:paragraph-properties fo:text-align="justify" fo:margin-bottom="0in"/>
      <style:text-properties style:font-name="Helvetica, Arial, sans-serif" fo:color="#000000"/>
    </style:style>
    <style:style style:name="P55" style:parent-style-name="Textbody" style:family="paragraph">
      <style:paragraph-properties fo:text-align="justify" fo:margin-bottom="0in"/>
    </style:style>
    <style:style style:name="T56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57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P58" style:parent-style-name="Textbody" style:family="paragraph">
      <style:paragraph-properties fo:text-align="justify" fo:margin-bottom="0in"/>
      <style:text-properties style:font-name="Helvetica, Arial, sans-serif" fo:font-weight="bold" style:font-weight-asian="bold" style:font-weight-complex="bold" fo:color="#000000"/>
    </style:style>
    <style:style style:name="P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C0C0C0" fo:language="vi" fo:country="VN" style:language-complex="ar" style:country-complex="SA"/>
    </style:style>
    <style:style style:name="T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background-color="#C0C0C0" fo:language="vi" fo:country="VN" style:language-complex="ar" style:country-complex="SA"/>
    </style:style>
    <style:style style:name="T6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4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8" style:parent-style-name="DefaultParagraphFont" style:family="text">
      <style:text-properties style:font-name="Courier New" style:font-name-complex="Courier New" fo:color="#646464" style:letter-kerning="false" fo:font-size="10pt" style:font-size-asian="10pt" style:font-size-complex="10pt" fo:language="vi" fo:country="VN" style:language-complex="ar" style:country-complex="SA"/>
    </style:style>
    <style:style style:name="P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2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9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9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4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10" style:parent-style-name="Textbody" style:family="paragraph">
      <style:paragraph-properties fo:text-align="justify" fo:margin-bottom="0in"/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11" style:parent-style-name="Textbody" style:family="paragraph">
      <style:paragraph-properties fo:text-align="justify" fo:margin-bottom="0in"/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12" style:parent-style-name="Textbody" style:family="paragraph">
      <style:paragraph-properties fo:text-align="justify" fo:margin-bottom="0in"/>
    </style:style>
    <style:style style:name="T113" style:parent-style-name="DefaultParagraphFont" style:family="text">
      <style:text-properties style:font-name="Helvetica, Arial, sans-serif" fo:font-weight="bold" style:font-weight-asian="bold" style:font-weight-complex="bold" fo:color="#000000"/>
    </style:style>
    <style:style style:name="T114" style:parent-style-name="DefaultParagraphFont" style:family="text">
      <style:text-properties style:font-name="Helvetica, Arial, sans-serif" fo:font-weight="bold" style:font-weight-asian="bold" style:font-weight-complex="bold" fo:font-style="italic" style:font-style-asian="italic" fo:color="#000000"/>
    </style:style>
    <style:style style:name="P115" style:parent-style-name="Textbody" style:family="paragraph">
      <style:paragraph-properties fo:text-align="justify" fo:margin-bottom="0in"/>
    </style:style>
    <style:style style:name="T116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1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1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120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1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2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2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2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2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3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3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3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3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4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4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4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4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5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5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5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1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5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5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1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16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16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16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6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6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6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6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16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P168" style:parent-style-name="Textbody" style:family="paragraph">
      <style:paragraph-properties fo:text-align="justify" fo:margin-bottom="0in"/>
    </style:style>
    <style:style style:name="T16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17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1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7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17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174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175" style:parent-style-name="Textbody" style:family="paragraph">
      <style:paragraph-properties fo:text-align="justify" fo:margin-bottom="0in"/>
    </style:style>
    <style:style style:name="T176" style:parent-style-name="DefaultParagraphFont" style:family="text"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T177" style:parent-style-name="DefaultParagraphFont" style:family="text">
      <style:text-properties style:font-name="Helvetica, Arial, sans-serif" style:font-name-asian="Monospace" style:font-name-complex="Monospace" fo:font-weight="bold" style:font-weight-asian="bold" style:font-weight-complex="bold" fo:font-style="italic" style:font-style-asian="italic" fo:color="#000000"/>
    </style:style>
    <style:style style:name="T178" style:parent-style-name="DefaultParagraphFont" style:family="text">
      <style:text-properties style:font-name="Helvetica, Arial, sans-serif" style:font-name-asian="Monospace" style:font-name-complex="Monospace" style:font-weight-complex="bold" fo:font-style="italic" style:font-style-asian="italic" style:font-style-complex="italic" fo:color="#000000"/>
    </style:style>
    <style:style style:name="T179" style:parent-style-name="DefaultParagraphFont" style:family="text">
      <style:text-properties style:font-name="Helvetica, Arial, sans-serif" style:font-name-asian="Monospace" style:font-name-complex="Monospace" fo:font-weight="bold" style:font-weight-asian="bold" style:font-weight-complex="bold" fo:font-style="italic" style:font-style-asian="italic" fo:color="#000000"/>
    </style:style>
    <style:style style:name="P180" style:parent-style-name="Textbody" style:family="paragraph">
      <style:paragraph-properties fo:text-align="justify" fo:margin-bottom="0in"/>
    </style:style>
    <style:style style:name="T181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18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8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1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8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0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9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19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1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19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198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1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2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0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2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07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2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0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1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3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7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19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2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26" style:parent-style-name="DefaultParagraphFont" style:family="text">
      <style:text-properties style:font-name="Courier New" style:font-name-complex="Courier New" fo:font-weight="bold" style:font-weight-asian="bold" style:font-weight-complex="bold" fo:color="#7F0055" style:letter-kerning="false" fo:font-size="10pt" style:font-size-asian="10pt" style:font-size-complex="10pt" fo:language="vi" fo:country="VN" style:language-complex="ar" style:country-complex="SA"/>
    </style:style>
    <style:style style:name="T2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31" style:parent-style-name="DefaultParagraphFont" style:family="text">
      <style:text-properties style:font-name="Courier New" style:font-name-complex="Courier New" fo:font-style="italic" style:font-style-asian="italic" style:font-style-complex="italic" fo:color="#0000C0" style:letter-kerning="false" fo:font-size="10pt" style:font-size-asian="10pt" style:font-size-complex="10pt" fo:language="vi" fo:country="VN" style:language-complex="ar" style:country-complex="SA"/>
    </style:style>
    <style:style style:name="T2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23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38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T239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24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1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T242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2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4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T245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2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47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T248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24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50" style:parent-style-name="DefaultParagraphFont" style:family="text"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251" style:parent-style-name="Textbody" style:family="paragraph">
      <style:paragraph-properties fo:text-align="justify" fo:margin-bottom="0in"/>
      <style:text-properties style:font-name="Courier New" style:font-name-complex="Courier New" fo:color="#3F7F5F" style:letter-kerning="false" fo:font-size="10pt" style:font-size-asian="10pt" style:font-size-complex="10pt" fo:language="vi" fo:country="VN" style:language-complex="ar" style:country-complex="SA"/>
    </style:style>
    <style:style style:name="P252" style:parent-style-name="Textbody" style:family="paragraph">
      <style:paragraph-properties fo:text-align="justify" fo:margin-bottom="0in"/>
      <style:text-properties style:font-name="Monospace" style:font-name-asian="Monospace" style:font-name-complex="Monospace" fo:color="#000000" fo:font-size="10pt" style:font-size-asian="10pt" style:font-size-complex="10pt"/>
    </style:style>
    <style:style style:name="P253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254" style:parent-style-name="Textbody" style:family="paragraph">
      <style:paragraph-properties fo:text-align="justify" fo:margin-bottom="0in"/>
    </style:style>
    <style:style style:name="T255" style:parent-style-name="DefaultParagraphFont" style:family="text">
      <style:text-properties style:font-name="Helvetica, Arial, sans-serif" style:font-name-asian="Monospace" style:font-name-complex="Monospace" fo:color="#000000"/>
    </style:style>
    <style:style style:name="T256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257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258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2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6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61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6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6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6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6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6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6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6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27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27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27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27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7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7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7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8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8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8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8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8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8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8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8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9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9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9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29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2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29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9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29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2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0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0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0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0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0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0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3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1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31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1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1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1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1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1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2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2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2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2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2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2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3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3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3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3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3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3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3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4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4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34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4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34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3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4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4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5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5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5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5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5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5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6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6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6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6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6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6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6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6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7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7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7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37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3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7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377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37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7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8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8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8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8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8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8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9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9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3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39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9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3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39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39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39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40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4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0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404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40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0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0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0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0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1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1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1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1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1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1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1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2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2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2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2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2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2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3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3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3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3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3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3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4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4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4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4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4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44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4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4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4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4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5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5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5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5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5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5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5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5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46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6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46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4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6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466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46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6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6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7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7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7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7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7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7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8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82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48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8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4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48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48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48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49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49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0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0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0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0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0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0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0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50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0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0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1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1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1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1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1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1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19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2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52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2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24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52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2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528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52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3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531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53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3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535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5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3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3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4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4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4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4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4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5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5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5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55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5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55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56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6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56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5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6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6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6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7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7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7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7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7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7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7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7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8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8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8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8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8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8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9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5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59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59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59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59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9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9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59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0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0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0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0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0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0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6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0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0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1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1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1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1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1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1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1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1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2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62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2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623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6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2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627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62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2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3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3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3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3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3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3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3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4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4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4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4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4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4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4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5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5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5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5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5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5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5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5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5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5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6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61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66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66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6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6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6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6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6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7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7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7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7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7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7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678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7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680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6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8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684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68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68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68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8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690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6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9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69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6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69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69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6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0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0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0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0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0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1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71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1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7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1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P71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1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720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72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2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2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2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2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2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2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3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3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3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3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3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4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4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4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4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4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4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4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4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5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5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5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5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5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5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5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5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75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75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6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6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6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6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6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6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0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71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73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77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75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776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777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7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780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7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8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8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8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8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8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9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9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9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79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79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7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798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79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00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0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2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03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05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0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T80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style:text-underline-type="single" style:text-underline-style="solid" style:text-underline-width="auto" style:text-underline-mode="continuous" fo:language="vi" fo:country="VN" style:language-complex="ar" style:country-complex="SA"/>
    </style:style>
    <style:style style:name="P80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0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1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1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4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15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17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18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19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20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2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22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2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P824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26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2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28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2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3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32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33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34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35" style:parent-style-name="Normal" style:family="paragraph">
      <style:paragraph-properties fo:widows="2" fo:orphans="2" style:text-autospace="none" style:vertical-align="auto"/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 fo:hyphenate="true"/>
    </style:style>
    <style:style style:name="P836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3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38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3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40" style:parent-style-name="Textbody" style:family="paragraph">
      <style:paragraph-properties fo:text-align="justify" fo:margin-bottom="0in"/>
    </style:style>
    <style:style style:name="T84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4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4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44" style:parent-style-name="Textbody" style:family="paragraph">
      <style:paragraph-properties fo:text-align="justify" fo:margin-bottom="0in"/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45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846" style:parent-style-name="Textbody" style:family="paragraph">
      <style:paragraph-properties fo:text-align="justify" fo:margin-bottom="0in"/>
    </style:style>
    <style:style style:name="T847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848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849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P850" style:parent-style-name="Textbody" style:family="paragraph">
      <style:paragraph-properties fo:text-align="justify" fo:margin-bottom="0in"/>
    </style:style>
    <style:style style:name="T85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52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53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54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6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57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5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59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60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61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62" style:parent-style-name="Textbody" style:family="paragraph">
      <style:paragraph-properties fo:text-align="justify" fo:margin-bottom="0in"/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63" style:parent-style-name="Textbody" style:family="paragraph">
      <style:paragraph-properties fo:text-align="justify" fo:margin-bottom="0in"/>
      <style:text-properties style:font-name="Helvetica, Arial, sans-serif" style:font-name-asian="Monospace" style:font-name-complex="Monospace" fo:font-weight="bold" style:font-weight-asian="bold" style:font-weight-complex="bold" fo:color="#000000"/>
    </style:style>
    <style:style style:name="P864" style:parent-style-name="TableContents" style:family="paragraph">
      <style:paragraph-properties fo:text-align="justify"/>
    </style:style>
    <style:style style:name="T865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866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867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868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869" style:parent-style-name="DefaultParagraphFont" style:family="text">
      <style:text-properties style:font-name="Helvetica, Arial, sans-serif" style:font-name-asian="Monospace" style:font-name-complex="Monospace" fo:color="#000000" fo:background-color="#FFFF00"/>
    </style:style>
    <style:style style:name="T870" style:parent-style-name="DefaultParagraphFont" style:family="text">
      <style:text-properties style:font-name="Helvetica, Arial, sans-serif" style:font-name-asian="Monospace" style:font-name-complex="Monospace" fo:font-style="italic" style:font-style-asian="italic" fo:color="#000000" fo:background-color="#FFFF00"/>
    </style:style>
    <style:style style:name="P871" style:parent-style-name="TableContents" style:family="paragraph">
      <style:paragraph-properties fo:text-align="justify"/>
      <style:text-properties style:font-name="Helvetica, Arial, sans-serif" fo:color="#000000" fo:background-color="#FFFF00"/>
    </style:style>
    <style:style style:name="P872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3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74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P8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76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77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79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P880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81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82" style:parent-style-name="DefaultParagraphFont" style:family="text">
      <style:text-properties style:font-name="Courier New" style:font-name-complex="Courier New" fo:color="#7F007F" style:letter-kerning="false" fo:font-size="10pt" style:font-size-asian="10pt" style:font-size-complex="10pt" fo:language="vi" fo:country="VN" style:language-complex="ar" style:country-complex="SA"/>
    </style:style>
    <style:style style:name="T88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fo:language="vi" fo:country="VN" style:language-complex="ar" style:country-complex="SA"/>
    </style:style>
    <style:style style:name="T884" style:parent-style-name="DefaultParagraphFont" style:family="text">
      <style:text-properties style:font-name="Courier New" style:font-name-complex="Courier New" fo:font-style="italic" style:font-style-asian="italic" style:font-style-complex="italic" fo:color="#2A00FF" style:letter-kerning="false" fo:font-size="10pt" style:font-size-asian="10pt" style:font-size-complex="10pt" fo:language="vi" fo:country="VN" style:language-complex="ar" style:country-complex="SA"/>
    </style:style>
    <style:style style:name="T885" style:parent-style-name="DefaultParagraphFont" style:family="text">
      <style:text-properties style:font-name="Courier New" style:font-name-complex="Courier New" style:letter-kerning="false" fo:font-size="10pt" style:font-size-asian="10pt" style:font-size-complex="10pt" fo:language="vi" fo:country="VN" style:language-complex="ar" style:country-complex="SA"/>
    </style:style>
    <style:style style:name="T886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87" style:parent-style-name="TableContents" style:family="paragraph">
      <style:paragraph-properties fo:text-align="justify"/>
    </style:style>
    <style:style style:name="T888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T889" style:parent-style-name="DefaultParagraphFont" style:family="text">
      <style:text-properties style:font-name="Courier New" style:font-name-complex="Courier New" fo:color="#3F7F7F" style:letter-kerning="false" fo:font-size="10pt" style:font-size-asian="10pt" style:font-size-complex="10pt" fo:language="vi" fo:country="VN" style:language-complex="ar" style:country-complex="SA"/>
    </style:style>
    <style:style style:name="T890" style:parent-style-name="DefaultParagraphFont" style:family="text"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91" style:parent-style-name="TableContents" style:family="paragraph">
      <style:paragraph-properties fo:text-align="justify"/>
      <style:text-properties style:font-name="Courier New" style:font-name-complex="Courier New" fo:color="#008080" style:letter-kerning="false" fo:font-size="10pt" style:font-size-asian="10pt" style:font-size-complex="10pt" fo:language="vi" fo:country="VN" style:language-complex="ar" style:country-complex="SA"/>
    </style:style>
    <style:style style:name="P892" style:parent-style-name="Standard" style:family="paragraph">
      <style:paragraph-properties style:text-autospace="none"/>
      <style:text-properties style:font-name="Monospace" style:font-name-asian="Monospace" style:font-name-complex="Monospace" fo:color="#000000" fo:font-size="10pt" style:font-size-asian="10pt" style:font-size-complex="10pt"/>
    </style:style>
    <style:style style:name="P893" style:parent-style-name="TableContents" style:family="paragraph">
      <style:paragraph-properties fo:text-align="justify"/>
      <style:text-properties style:font-name="Helvetica, Arial, sans-serif" style:font-name-asian="Monospace" style:font-name-complex="Monospace" fo:font-style="italic" style:font-style-asian="italic" fo:color="#000000"/>
    </style:style>
  </office:automatic-styles>
  <office:body>
    <office:text text:use-soft-page-breaks="true">
      <text:p text:style-name="P1">Thiết kế<text:s/>chức năng “Information”</text:p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Step</text:p>
          </table:table-cell>
          <table:table-cell table:style-name="TableCell8">
            <text:p text:style-name="P9">Description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Import<text:s/>ứng dụng androidOpac mới nhất và tiến hành thêm các chức năng mới</text:p>
          </table:table-cell>
        </table:table-row>
        <table:table-row table:style-name="TableRow13">
          <table:table-cell table:style-name="TableCell14">
            <text:p text:style-name="TableContents">2</text:p>
          </table:table-cell>
          <table:table-cell table:style-name="TableCell15">
            <text:p text:style-name="TableContents">Thay đổi tập tin <text:s text:c="2"/><text:span text:style-name="T16">src/MainActivity.java <text:s/>v</text:span><text:span text:style-name="T17">ớ</text:span><text:span text:style-name="T18">i yêu c</text:span><text:span text:style-name="T19">ầ</text:span><text:span text:style-name="T20">u</text:span></text:p>
            <text:p text:style-name="TableContents"><text:span text:style-name="T21">-dùng button “Information”</text:span><text:s/></text:p>
          </table:table-cell>
        </table:table-row>
        <table:table-row table:style-name="TableRow22">
          <table:table-cell table:style-name="TableCell23">
            <text:p text:style-name="TableContents">3</text:p>
          </table:table-cell>
          <table:table-cell table:style-name="TableCell24">
            <text:p text:style-name="TableContents">Thay đổi tập tin layout XML <text:s/><text:span text:style-name="T25">res/layout/activity_main.xml <text:s/></text:span>và thêm button<text:s/><text:span text:style-name="T26">Information</text:span></text:p>
          </table:table-cell>
        </table:table-row>
        <table:table-row table:style-name="TableRow27">
          <table:table-cell table:style-name="TableCell28">
            <text:p text:style-name="TableContents">4</text:p>
          </table:table-cell>
          <table:table-cell table:style-name="TableCell29">
            <text:p text:style-name="TableContents">Thêm trang<text:span text:style-name="T30"><text:s/>Information.java</text:span></text:p>
          </table:table-cell>
        </table:table-row>
        <table:table-row table:style-name="TableRow31">
          <table:table-cell table:style-name="TableCell32">
            <text:p text:style-name="TableContents">5</text:p>
          </table:table-cell>
          <table:table-cell table:style-name="TableCell33">
            <text:p text:style-name="TableContents">Thêm mới tập tin layout XML <text:s/><text:span text:style-name="T34">res/layout/information.xml <text:s/></text:span></text:p>
          </table:table-cell>
        </table:table-row>
        <table:table-row table:style-name="TableRow35">
          <table:table-cell table:style-name="TableCell36">
            <text:p text:style-name="TableContents">6</text:p>
          </table:table-cell>
          <table:table-cell table:style-name="TableCell37">
            <text:p text:style-name="TableContents">Thay đổi tập tin <text:s/><text:span text:style-name="T38">res/values/strings.xml</text:span><text:s text:c="3"/>để<text:s/>định nghĩa lại các giá trị<text:s/>hằng ký tự</text:p>
          </table:table-cell>
        </table:table-row>
        <table:table-row table:style-name="TableRow39">
          <table:table-cell table:style-name="TableCell40">
            <text:p text:style-name="TableContents">7</text:p>
          </table:table-cell>
          <table:table-cell table:style-name="TableCell41">
            <text:p text:style-name="TableContents">Thay đổi tập tin <text:s/><text:span text:style-name="T42">AndroidManifest.xml <text:s text:c="2"/></text:span>cho thích hợp</text:p>
          </table:table-cell>
        </table:table-row>
        <table:table-row table:style-name="TableRow43">
          <table:table-cell table:style-name="TableCell44">
            <text:p text:style-name="TableContents">8</text:p>
          </table:table-cell>
          <table:table-cell table:style-name="TableCell45">
            <text:p text:style-name="TableContents">Thêm biểu tượng icon<text:s/><text:span text:style-name="T46">infor</text:span><text:s/>vào folder<text:s/><text:span text:style-name="T47">res/drawable</text:span></text:p>
          </table:table-cell>
        </table:table-row>
        <table:table-row table:style-name="TableRow48">
          <table:table-cell table:style-name="TableCell49">
            <text:p text:style-name="TableContents">9</text:p>
          </table:table-cell>
          <table:table-cell table:style-name="TableCell50">
            <text:p text:style-name="TableContents">Chạy<text:s/>ứng dụng thử<text:s/>trên <text:s/><text:span text:style-name="T51">Android emulator</text:span><text:s/>để<text:s/>kiểm tra kết quả<text:s/>ứng dụng</text:p>
          </table:table-cell>
        </table:table-row>
      </table:table>
      <text:p text:style-name="P52"/>
      <text:p text:style-name="P53"/>
      <text:p text:style-name="P54">Chi tiết</text:p>
      <text:p text:style-name="P55"><text:span text:style-name="T56">Step 2 <text:s text:c="3"/></text:span><text:span text:style-name="T57">src/MainActivity.java</text:span></text:p>
      <text:p text:style-name="P58"/>
      <text:p text:style-name="P59"><text:span text:style-name="T60">Button</text:span><text:span text:style-name="T61"><text:s/>btnInformation =(</text:span><text:span text:style-name="T62">Button</text:span><text:span text:style-name="T63">) findViewById(R.id.</text:span><text:span text:style-name="T64">btnInformation</text:span><text:span text:style-name="T65">);</text:span></text:p>
      <text:p text:style-name="P66"><text:span text:style-name="T67"><text:tab/></text:span><text:span text:style-name="T68"><text:tab/>btnInformation.setOnClickListener(</text:span><text:span text:style-name="T69">new</text:span><text:span text:style-name="T70"><text:s/>OnClickListener()<text:s/></text:span></text:p>
      <text:p text:style-name="P71"><text:span text:style-name="T72"><text:tab/></text:span><text:span text:style-name="T73"><text:tab/>{</text:span></text:p>
      <text:p text:style-name="P74"><text:span text:style-name="T75"><text:tab/></text:span><text:span text:style-name="T76"><text:tab/></text:span><text:span text:style-name="T77"><text:tab/></text:span><text:span text:style-name="T78">@Override</text:span></text:p>
      <text:p text:style-name="P79"><text:span text:style-name="T80"><text:tab/></text:span><text:span text:style-name="T81"><text:tab/></text:span><text:span text:style-name="T82"><text:tab/></text:span><text:span text:style-name="T83">public</text:span><text:span text:style-name="T84"><text:s/></text:span><text:span text:style-name="T85">void</text:span><text:span text:style-name="T86"><text:s/>onClick(View b) {</text:span></text:p>
      <text:p text:style-name="P87"><text:span text:style-name="T88"><text:tab/></text:span><text:span text:style-name="T89"><text:tab/></text:span><text:span text:style-name="T90"><text:tab/></text:span><text:span text:style-name="T91"><text:tab/>Intent intent =<text:s/></text:span><text:span text:style-name="T92">new</text:span><text:span text:style-name="T93"><text:s/>Intent(MainActivity.</text:span><text:span text:style-name="T94">this</text:span><text:span text:style-name="T95">,<text:s/></text:span><text:span text:style-name="T96">Information.</text:span><text:span text:style-name="T97">class</text:span><text:span text:style-name="T98">);</text:span></text:p>
      <text:p text:style-name="P99"><text:span text:style-name="T100"><text:tab/></text:span><text:span text:style-name="T101"><text:tab/></text:span><text:span text:style-name="T102"><text:tab/></text:span><text:span text:style-name="T103"><text:tab/>MainActivity.</text:span><text:span text:style-name="T104">this</text:span><text:span text:style-name="T105">.startActivity(intent);</text:span></text:p>
      <text:p text:style-name="P106"><text:span text:style-name="T107"><text:tab/></text:span><text:span text:style-name="T108"><text:tab/></text:span><text:span text:style-name="T109"><text:tab/>}</text:span></text:p>
      <text:p text:style-name="P110"><text:tab/><text:tab/>}) <text:s text:c="2"/>;<text:s/></text:p>
      <text:p text:style-name="P111"/>
      <text:p text:style-name="P112"><text:span text:style-name="T113">Step 3 <text:s text:c="2"/></text:span><text:span text:style-name="T114">res/layout/activity_main.xml</text:span></text:p>
      <text:p text:style-name="P115"><text:span text:style-name="T116">Thêm button Information</text:span></text:p>
      <text:p text:style-name="P117"><text:span text:style-name="T118"><text:s text:c="8"/></text:span><text:span text:style-name="T119">&lt;</text:span><text:span text:style-name="T120">Button</text:span></text:p>
      <text:p text:style-name="P121"><text:span text:style-name="T122"><text:s text:c="12"/></text:span><text:span text:style-name="T123">android:id</text:span><text:span text:style-name="T124">=</text:span><text:span text:style-name="T125">"@+id/btnInformation"</text:span></text:p>
      <text:p text:style-name="P126"><text:span text:style-name="T127"><text:s text:c="12"/></text:span><text:span text:style-name="T128">android:layout_width</text:span><text:span text:style-name="T129">=</text:span><text:span text:style-name="T130">"200dp"</text:span></text:p>
      <text:p text:style-name="P131"><text:span text:style-name="T132"><text:s text:c="12"/></text:span><text:span text:style-name="T133">android:layout_height</text:span><text:span text:style-name="T134">=</text:span><text:span text:style-name="T135">"70dp"</text:span></text:p>
      <text:p text:style-name="P136"><text:span text:style-name="T137"><text:s text:c="12"/></text:span><text:span text:style-name="T138">android:layout_gravity</text:span><text:span text:style-name="T139">=</text:span><text:span text:style-name="T140">"center"</text:span></text:p>
      <text:p text:style-name="P141"><text:span text:style-name="T142"><text:s text:c="12"/></text:span><text:span text:style-name="T143">android:drawableLeft</text:span><text:span text:style-name="T144">=</text:span><text:span text:style-name="T145">"@drawable/infor"</text:span></text:p>
      <text:p text:style-name="P146"><text:span text:style-name="T147"><text:s text:c="12"/></text:span><text:span text:style-name="T148">android:text</text:span><text:span text:style-name="T149">=</text:span><text:span text:style-name="T150">"@string/information"</text:span></text:p>
      <text:p text:style-name="P151"><text:span text:style-name="T152"><text:s text:c="12"/></text:span><text:span text:style-name="T153">android:textColor</text:span><text:span text:style-name="T154">=</text:span><text:span text:style-name="T155">"#FFFFFF"</text:span></text:p>
      <text:p text:style-name="P156"><text:span text:style-name="T157"><text:s text:c="12"/></text:span><text:span text:style-name="T158">android:textSize</text:span><text:span text:style-name="T159">=</text:span><text:span text:style-name="T160">"22d</text:span><text:span text:style-name="T161">p"</text:span></text:p>
      <text:p text:style-name="P162"><text:span text:style-name="T163"><text:s text:c="12"/></text:span><text:span text:style-name="T164">android:textStyle</text:span><text:span text:style-name="T165">=</text:span><text:span text:style-name="T166">"bold"</text:span><text:span text:style-name="T167"><text:s/></text:span></text:p>
      <text:p text:style-name="P168"><text:span text:style-name="T169"><text:s text:c="12"/></text:span><text:span text:style-name="T170">android:layout_marginBottom</text:span><text:span text:style-name="T171">=</text:span><text:span text:style-name="T172">"20dp"</text:span><text:span text:style-name="T173">/&gt;</text:span></text:p>
      <text:p text:style-name="P174"/>
      <text:p text:style-name="P175"><text:span text:style-name="T176">Step 4 <text:s text:c="3"/></text:span><text:span text:style-name="T177">src/</text:span><text:span text:style-name="T178">Information</text:span><text:span text:style-name="T179">.java <text:s text:c="4"/></text:span></text:p>
      <text:p text:style-name="P180"><text:span text:style-name="T181">Thêm trang Information.java</text:span></text:p>
      <text:p text:style-name="P182"><text:span text:style-name="T183">package</text:span><text:span text:style-name="T184"><text:s/>edu.dnu.androidopac;</text:span></text:p>
      <text:p text:style-name="P185"/>
      <text:p text:style-name="P186"><text:span text:style-name="T187">import</text:span><text:span text:style-name="T188"><text:s/>android.os.Bundle;</text:span></text:p>
      <text:p text:style-name="P189"><text:span text:style-name="T190">import</text:span><text:span text:style-name="T191"><text:s/>android.app.Activity;</text:span></text:p>
      <text:p text:style-name="P192"><text:span text:style-name="T193">import</text:span><text:span text:style-name="T194"><text:s/></text:span><text:span text:style-name="T195">android.view.Menu</text:span><text:span text:style-name="T196">;</text:span></text:p>
      <text:p text:style-name="P197"><text:span text:style-name="T198">import</text:span><text:span text:style-name="T199"><text:s/></text:span><text:span text:style-name="T200">android.view.View</text:span><text:span text:style-name="T201">;</text:span></text:p>
      <text:p text:style-name="P202"><text:span text:style-name="T203">import</text:span><text:span text:style-name="T204"><text:s/></text:span><text:span text:style-name="T205">android.widget.Button</text:span><text:span text:style-name="T206">;</text:span></text:p>
      <text:p text:style-name="P207"/>
      <text:p text:style-name="P208"><text:span text:style-name="T209">public</text:span><text:span text:style-name="T210"><text:s/></text:span><text:span text:style-name="T211">class</text:span><text:span text:style-name="T212"><text:s/>Information<text:s/></text:span><text:span text:style-name="T213">extends</text:span><text:span text:style-name="T214"><text:s/>Activity {</text:span></text:p>
      <text:p text:style-name="P215"><text:span text:style-name="T216"><text:tab/></text:span><text:span text:style-name="T217">protected</text:span><text:span text:style-name="T218"><text:s/></text:span><text:span text:style-name="T219">void</text:span><text:span text:style-name="T220"><text:s/>onCreate(Bundle savedInstanceState)<text:s/></text:span></text:p>
      <text:p text:style-name="P221"><text:span text:style-name="T222"><text:tab/>{</text:span></text:p>
      <text:p text:style-name="P223"><text:span text:style-name="T224"><text:tab/></text:span><text:span text:style-name="T225"><text:tab/></text:span><text:span text:style-name="T226">super</text:span><text:span text:style-name="T227">.onCreate(savedInstanceState);</text:span></text:p>
      <text:p text:style-name="P228"><text:span text:style-name="T229"><text:tab/></text:span><text:span text:style-name="T230"><text:tab/>setContentView(R.layout.</text:span><text:span text:style-name="T231">information</text:span><text:span text:style-name="T232">);</text:span></text:p>
      <text:p text:style-name="P233"><text:span text:style-name="T234"><text:tab/>}</text:span></text:p>
      <text:p text:style-name="P235"><text:span text:style-name="T236">}</text:span></text:p>
      <text:p text:style-name="P237"><text:span text:style-name="T238">/*</text:span><text:span text:style-name="T239"><text:tab/>public boolean onCreateOptionsMenu(Menu menu) {</text:span></text:p>
      <text:p text:style-name="P240"><text:span text:style-name="T241"><text:tab/></text:span><text:span text:style-name="T242"><text:tab/>// Inflate the menu; this adds items to the action bar if it is present.</text:span></text:p>
      <text:p text:style-name="P243"><text:span text:style-name="T244"><text:tab/></text:span><text:span text:style-name="T245"><text:tab/>getMenuInflater().inflate(R.menu.activity_child, menu);</text:span></text:p>
      <text:p text:style-name="P246"><text:span text:style-name="T247"><text:tab/></text:span><text:span text:style-name="T248"><text:tab/>return true;</text:span></text:p>
      <text:p text:style-name="P249"><text:span text:style-name="T250"><text:tab/>}</text:span></text:p>
      <text:p text:style-name="P251">} */</text:p>
      <text:p text:style-name="P252"/>
      <text:p text:style-name="P253">Step 5</text:p>
      <text:p text:style-name="P254"><text:span text:style-name="T255"><text:s/></text:span><text:span text:style-name="T256">Thêm m</text:span><text:span text:style-name="T257">ớ</text:span><text:span text:style-name="T258">i information.xml</text:span></text:p>
      <text:p text:style-name="P259"><text:span text:style-name="T260">&lt;?</text:span><text:span text:style-name="T261">xml</text:span><text:span text:style-name="T262"><text:s/></text:span><text:span text:style-name="T263">version</text:span><text:span text:style-name="T264">=</text:span><text:span text:style-name="T265">"1.0"</text:span><text:span text:style-name="T266"><text:s/></text:span><text:span text:style-name="T267">encoding</text:span><text:span text:style-name="T268">=</text:span><text:span text:style-name="T269">"utf-8"</text:span><text:span text:style-name="T270">?&gt;</text:span></text:p>
      <text:p text:style-name="P271"><text:span text:style-name="T272">&lt;</text:span><text:span text:style-name="T273">ScrollView</text:span><text:span text:style-name="T274"><text:s/></text:span><text:span text:style-name="T275">xmlns:android</text:span><text:span text:style-name="T276">=</text:span><text:span text:style-name="T277">"http://schemas.android.com/apk/res/android"</text:span></text:p>
      <text:p text:style-name="P278"><text:span text:style-name="T279"><text:s text:c="4"/></text:span><text:span text:style-name="T280"><text:tab/></text:span><text:span text:style-name="T281"><text:tab/></text:span><text:span text:style-name="T282">xmlns:tools</text:span><text:span text:style-name="T283">=</text:span><text:span text:style-name="T284">"http://schemas.android.com/tools"</text:span></text:p>
      <text:p text:style-name="P285"><text:span text:style-name="T286"><text:tab/><text:s text:c="4"/></text:span><text:span text:style-name="T287">android:orientation</text:span><text:span text:style-name="T288">=</text:span><text:span text:style-name="T289">"vertical"</text:span></text:p>
      <text:p text:style-name="P290"><text:span text:style-name="T291"><text:tab/><text:s text:c="4"/></text:span><text:span text:style-name="T292">android:layout_width</text:span><text:span text:style-name="T293">=</text:span><text:span text:style-name="T294">"fill_parent"</text:span></text:p>
      <text:p text:style-name="P295"><text:span text:style-name="T296"><text:tab/></text:span><text:span text:style-name="T297"><text:tab/></text:span><text:span text:style-name="T298">android:layout_height</text:span><text:span text:style-name="T299">=</text:span><text:span text:style-name="T300">"fill_parent"</text:span></text:p>
      <text:p text:style-name="P301"><text:span text:style-name="T302"><text:tab/></text:span><text:span text:style-name="T303"><text:tab/></text:span><text:span text:style-name="T304">android:background</text:span><text:span text:style-name="T305">=</text:span><text:span text:style-name="T306">"@drawable/background"</text:span><text:span text:style-name="T307">&gt;</text:span></text:p>
      <text:p text:style-name="P308"><text:span text:style-name="T309"><text:tab/></text:span><text:span text:style-name="T310"><text:tab/></text:span></text:p>
      <text:p text:style-name="P311"><text:span text:style-name="T312">&lt;</text:span><text:span text:style-name="T313">LinearLayout</text:span></text:p>
      <text:p text:style-name="P314"><text:span text:style-name="T315"><text:s text:c="4"/></text:span><text:span text:style-name="T316">android:id</text:span><text:span text:style-name="T317">=</text:span><text:span text:style-name="T318">"@+id/LinearLayout1"</text:span></text:p>
      <text:p text:style-name="P319"><text:span text:style-name="T320"><text:s text:c="4"/></text:span><text:span text:style-name="T321">android:layout_width</text:span><text:span text:style-name="T322">=</text:span><text:span text:style-name="T323">"match_parent"</text:span></text:p>
      <text:p text:style-name="P324"><text:span text:style-name="T325"><text:s text:c="4"/></text:span><text:span text:style-name="T326">android:layout_height</text:span><text:span text:style-name="T327">=</text:span><text:span text:style-name="T328">"504dp"</text:span></text:p>
      <text:p text:style-name="P329"><text:span text:style-name="T330"><text:s text:c="4"/></text:span><text:span text:style-name="T331">android:orientation</text:span><text:span text:style-name="T332">=</text:span><text:span text:style-name="T333">"vertical"</text:span></text:p>
      <text:p text:style-name="P334"><text:span text:style-name="T335"><text:s text:c="4"/></text:span><text:span text:style-name="T336">tools:context</text:span><text:span text:style-name="T337">=</text:span><text:span text:style-name="T338">".Information"</text:span><text:span text:style-name="T339"><text:s/></text:span><text:span text:style-name="T340">&gt;</text:span></text:p>
      <text:p text:style-name="P341"/>
      <text:p text:style-name="P342"><text:span text:style-name="T343"><text:s text:c="4"/></text:span><text:span text:style-name="T344">&lt;</text:span><text:span text:style-name="T345">ImageView</text:span></text:p>
      <text:p text:style-name="P346"><text:span text:style-name="T347"><text:s text:c="8"/></text:span><text:span text:style-name="T348">android:id</text:span><text:span text:style-name="T349">=</text:span><text:span text:style-name="T350">"@+id/imageView1"</text:span></text:p>
      <text:p text:style-name="P351"><text:span text:style-name="T352"><text:s text:c="8"/></text:span><text:span text:style-name="T353">android:layout_width</text:span><text:span text:style-name="T354">=</text:span><text:span text:style-name="T355">"match_parent"</text:span></text:p>
      <text:p text:style-name="P356"><text:span text:style-name="T357"><text:s text:c="8"/></text:span><text:span text:style-name="T358">android:layout_height</text:span><text:span text:style-name="T359">=</text:span><text:span text:style-name="T360">"150dp"</text:span></text:p>
      <text:p text:style-name="P361"><text:span text:style-name="T362"><text:s text:c="8"/></text:span><text:span text:style-name="T363">android:layout_marginTop</text:span><text:span text:style-name="T364">=</text:span><text:span text:style-name="T365">"20dp"</text:span></text:p>
      <text:p text:style-name="P366"><text:span text:style-name="T367"><text:s text:c="8"/></text:span><text:span text:style-name="T368">android:src</text:span><text:span text:style-name="T369">=</text:span><text:span text:style-name="T370">"@drawable/dnu"</text:span><text:span text:style-name="T371"><text:s/></text:span><text:span text:style-name="T372">/&gt;</text:span></text:p>
      <text:p text:style-name="P373"/>
      <text:p text:style-name="P374"><text:span text:style-name="T375"><text:s text:c="4"/></text:span><text:span text:style-name="T376">&lt;</text:span><text:span text:style-name="T377">LinearLayout</text:span></text:p>
      <text:p text:style-name="P378"><text:span text:style-name="T379"><text:s text:c="8"/></text:span><text:span text:style-name="T380">android:layout_width</text:span><text:span text:style-name="T381">=</text:span><text:span text:style-name="T382">"match_parent"</text:span></text:p>
      <text:p text:style-name="P383"><text:span text:style-name="T384"><text:s text:c="8"/></text:span><text:span text:style-name="T385">android:layout_height</text:span><text:span text:style-name="T386">=</text:span><text:span text:style-name="T387">"wrap_content"</text:span></text:p>
      <text:p text:style-name="P388"><text:span text:style-name="T389"><text:s text:c="8"/></text:span><text:span text:style-name="T390">android:layout_weight</text:span><text:span text:style-name="T391">=</text:span><text:span text:style-name="T392">"217.90"</text:span></text:p>
      <text:p text:style-name="P393"><text:span text:style-name="T394"><text:s text:c="8"/></text:span><text:span text:style-name="T395">android:orientation</text:span><text:span text:style-name="T396">=</text:span><text:span text:style-name="T397">"vertical"</text:span><text:span text:style-name="T398"><text:s/></text:span><text:span text:style-name="T399">&gt;</text:span></text:p>
      <text:p text:style-name="P400"/>
      <text:p text:style-name="P401"><text:span text:style-name="T402"><text:s text:c="8"/></text:span><text:span text:style-name="T403">&lt;</text:span><text:span text:style-name="T404">TextView</text:span></text:p>
      <text:p text:style-name="P405"><text:span text:style-name="T406"><text:s text:c="12"/></text:span><text:span text:style-name="T407">android:id</text:span><text:span text:style-name="T408">=</text:span><text:span text:style-name="T409">"@+id/text1"</text:span></text:p>
      <text:p text:style-name="P410"><text:span text:style-name="T411"><text:s text:c="12"/></text:span><text:span text:style-name="T412">android:layout_width</text:span><text:span text:style-name="T413">=</text:span><text:span text:style-name="T414">"match_parent"</text:span></text:p>
      <text:p text:style-name="P415"><text:span text:style-name="T416"><text:s text:c="12"/></text:span><text:span text:style-name="T417">android:layout_height</text:span><text:span text:style-name="T418">=</text:span><text:span text:style-name="T419">"wrap_content"</text:span></text:p>
      <text:p text:style-name="P420"><text:span text:style-name="T421"><text:s text:c="12"/></text:span><text:span text:style-name="T422">android:layout_gravity</text:span><text:span text:style-name="T423">=</text:span><text:span text:style-name="T424">"center"</text:span></text:p>
      <text:p text:style-name="P425"><text:span text:style-name="T426"><text:s text:c="12"/></text:span><text:span text:style-name="T427">android:layout_marginTop</text:span><text:span text:style-name="T428">=</text:span><text:span text:style-name="T429">"20dp"</text:span></text:p>
      <text:p text:style-name="P430"><text:span text:style-name="T431"><text:s text:c="12"/></text:span><text:span text:style-name="T432">android:background</text:span><text:span text:style-name="T433">=</text:span><text:span text:style-name="T434">"#7198cf"</text:span></text:p>
      <text:p text:style-name="P435"><text:span text:style-name="T436"><text:s text:c="12"/></text:span><text:span text:style-name="T437">android:text</text:span><text:span text:style-name="T438">=</text:span><text:span text:style-name="T439">"</text:span><text:span text:style-name="T440"><text:tab/>Koha t</text:span><text:span text:style-name="T441">ạ</text:span><text:span text:style-name="T442">i Vi</text:span><text:span text:style-name="T443">ệ</text:span><text:span text:style-name="T444">t Nam"</text:span></text:p>
      <text:p text:style-name="P445"><text:span text:style-name="T446"><text:s text:c="12"/></text:span><text:span text:style-name="T447">android:textColor</text:span><text:span text:style-name="T448">=</text:span><text:span text:style-name="T449">"#FFFFFF"</text:span></text:p>
      <text:p text:style-name="P450"><text:span text:style-name="T451"><text:s text:c="12"/></text:span><text:span text:style-name="T452">android:textSize</text:span><text:span text:style-name="T453">=</text:span><text:span text:style-name="T454">"25sp"</text:span></text:p>
      <text:p text:style-name="P455"><text:span text:style-name="T456"><text:s text:c="12"/></text:span><text:span text:style-name="T457">android:textStyle</text:span><text:span text:style-name="T458">=</text:span><text:span text:style-name="T459">"bold"</text:span><text:span text:style-name="T460"><text:s/></text:span><text:span text:style-name="T461">/&gt;</text:span></text:p>
      <text:p text:style-name="P462"/>
      <text:p text:style-name="P463"><text:span text:style-name="T464"><text:s text:c="8"/></text:span><text:span text:style-name="T465">&lt;</text:span><text:span text:style-name="T466">TextView</text:span></text:p>
      <text:p text:style-name="P467"><text:span text:style-name="T468"><text:s text:c="12"/></text:span><text:span text:style-name="T469">android:id</text:span><text:span text:style-name="T470">=</text:span><text:span text:style-name="T471">"@+id/text2"</text:span></text:p>
      <text:p text:style-name="P472"><text:span text:style-name="T473"><text:s text:c="12"/></text:span><text:span text:style-name="T474">android:layout_width</text:span><text:span text:style-name="T475">=</text:span><text:span text:style-name="T476">"match_parent"</text:span></text:p>
      <text:p text:style-name="P477"><text:span text:style-name="T478"><text:s text:c="12"/></text:span><text:span text:style-name="T479">android:layout_height</text:span><text:span text:style-name="T480">=</text:span><text:span text:style-name="T481">"wrap_content"</text:span></text:p>
      <text:p text:style-name="P482"><text:s text:c="12"/></text:p>
      <text:p text:style-name="P483"><text:span text:style-name="T484"><text:s text:c="12"/></text:span><text:span text:style-name="T485">android:background</text:span><text:span text:style-name="T486">=</text:span><text:span text:style-name="T487">"#d6d6d6"</text:span></text:p>
      <text:p text:style-name="P488"><text:span text:style-name="T489"><text:s text:c="12"/></text:span><text:span text:style-name="T490">android:text</text:span><text:span text:style-name="T491">=</text:span><text:span text:style-name="T492">"</text:span><text:span text:style-name="T493"><text:tab/>Trư</text:span><text:span text:style-name="T494">ờ</text:span><text:span text:style-name="T495">ng Qu</text:span><text:span text:style-name="T496">ố</text:span><text:span text:style-name="T497">c T</text:span><text:span text:style-name="T498">ế</text:span><text:span text:style-name="T499"><text:s/>Wellspring \n<text:s/></text:span><text:span text:style-name="T500"><text:tab/>Đ</text:span><text:span text:style-name="T501">ạ</text:span><text:span text:style-name="T502">i H</text:span><text:span text:style-name="T503">ọ</text:span><text:span text:style-name="T504">c Đ</text:span><text:span text:style-name="T505">ạ</text:span><text:span text:style-name="T506">i Nam"</text:span></text:p>
      <text:p text:style-name="P507"><text:span text:style-name="T508"><text:s text:c="12"/></text:span><text:span text:style-name="T509">android:textColor</text:span><text:span text:style-name="T510">=</text:span><text:span text:style-name="T511">"#000000"</text:span></text:p>
      <text:p text:style-name="P512"><text:span text:style-name="T513"><text:s text:c="12"/></text:span><text:span text:style-name="T514">android:textSize</text:span><text:span text:style-name="T515">=</text:span><text:span text:style-name="T516">"17sp"</text:span></text:p>
      <text:p text:style-name="P517"><text:span text:style-name="T518"><text:s text:c="12"/></text:span><text:span text:style-name="T519">android:textStyle</text:span><text:span text:style-name="T520">=</text:span><text:span text:style-name="T521">"bold"</text:span><text:span text:style-name="T522"><text:s/></text:span><text:span text:style-name="T523">/&gt;</text:span></text:p>
      <text:p text:style-name="P524"/>
      <text:p text:style-name="P525"><text:span text:style-name="T526"><text:s text:c="4"/></text:span><text:span text:style-name="T527">&lt;/</text:span><text:span text:style-name="T528">LinearLayout</text:span><text:span text:style-name="T529">&gt;</text:span></text:p>
      <text:p text:style-name="P530"/>
      <text:p text:style-name="P531"/>
      <text:p text:style-name="P532"><text:span text:style-name="T533"><text:s text:c="4"/></text:span><text:span text:style-name="T534">&lt;</text:span><text:span text:style-name="T535">LinearLayout</text:span></text:p>
      <text:p text:style-name="P536"><text:span text:style-name="T537"><text:s text:c="8"/></text:span><text:span text:style-name="T538">android:layout_width</text:span><text:span text:style-name="T539">=</text:span><text:span text:style-name="T540">"match_parent"</text:span></text:p>
      <text:p text:style-name="P541"><text:span text:style-name="T542"><text:s text:c="8"/></text:span><text:span text:style-name="T543">android:layout_height</text:span><text:span text:style-name="T544">=</text:span><text:span text:style-name="T545">"wrap_content"</text:span></text:p>
      <text:p text:style-name="P546"><text:span text:style-name="T547"><text:s text:c="8"/></text:span><text:span text:style-name="T548">android:layout_weight</text:span><text:span text:style-name="T549">=</text:span><text:span text:style-name="T550">"7.28"</text:span></text:p>
      <text:p text:style-name="P551"><text:span text:style-name="T552"><text:s text:c="8"/></text:span><text:span text:style-name="T553">android:orientation</text:span><text:span text:style-name="T554">=</text:span><text:span text:style-name="T555">"vertical"</text:span><text:span text:style-name="T556"><text:s/></text:span><text:span text:style-name="T557">&gt;</text:span></text:p>
      <text:p text:style-name="P558"><text:span text:style-name="T559"><text:s text:c="8"/></text:span></text:p>
      <text:p text:style-name="P560"><text:span text:style-name="T561"><text:s text:c="8"/></text:span><text:span text:style-name="T562">&lt;</text:span><text:span text:style-name="T563">TextView</text:span></text:p>
      <text:p text:style-name="P564"><text:span text:style-name="T565"><text:s text:c="12"/></text:span><text:span text:style-name="T566">android:id</text:span><text:span text:style-name="T567">=</text:span><text:span text:style-name="T568">"@+id/text3"</text:span></text:p>
      <text:p text:style-name="P569"><text:span text:style-name="T570"><text:s text:c="12"/></text:span><text:span text:style-name="T571">android:layout_width</text:span><text:span text:style-name="T572">=</text:span><text:span text:style-name="T573">"match_parent"</text:span></text:p>
      <text:p text:style-name="P574"><text:span text:style-name="T575"><text:s text:c="12"/></text:span><text:span text:style-name="T576">android:layout_height</text:span><text:span text:style-name="T577">=</text:span><text:span text:style-name="T578">"wrap_content"</text:span></text:p>
      <text:p text:style-name="P579"><text:span text:style-name="T580"><text:s text:c="12"/></text:span><text:span text:style-name="T581">android:layout_gravity</text:span><text:span text:style-name="T582">=</text:span><text:span text:style-name="T583">"center"</text:span></text:p>
      <text:p text:style-name="P584"><text:span text:style-name="T585"><text:s text:c="12"/></text:span><text:span text:style-name="T586">android:layout_marginTop</text:span><text:span text:style-name="T587">=</text:span><text:span text:style-name="T588">"40dp"</text:span></text:p>
      <text:p text:style-name="P589"><text:span text:style-name="T590"><text:s text:c="12"/></text:span><text:span text:style-name="T591">android:background</text:span><text:span text:style-name="T592">=</text:span><text:span text:style-name="T593">"#7198cf"</text:span></text:p>
      <text:p text:style-name="P594"><text:span text:style-name="T595"><text:s text:c="12"/></text:span><text:span text:style-name="T596">android:text</text:span><text:span text:style-name="T597">=</text:span><text:span text:style-name="T598">"</text:span><text:span text:style-name="T599"><text:tab/>Gi</text:span><text:span text:style-name="T600">ờ</text:span><text:span text:style-name="T601"><text:s/>m</text:span><text:span text:style-name="T602">ở</text:span><text:span text:style-name="T603"><text:s/>c</text:span><text:span text:style-name="T604">ử</text:span><text:span text:style-name="T605">a"</text:span></text:p>
      <text:p text:style-name="P606"><text:span text:style-name="T607"><text:s text:c="12"/></text:span><text:span text:style-name="T608">android:textColor</text:span><text:span text:style-name="T609">=</text:span><text:span text:style-name="T610">"#FFFFFF"</text:span></text:p>
      <text:p text:style-name="P611"><text:span text:style-name="T612"><text:s text:c="12"/></text:span><text:span text:style-name="T613">android:textSize</text:span><text:span text:style-name="T614">=</text:span><text:span text:style-name="T615">"25sp"</text:span></text:p>
      <text:p text:style-name="P616"><text:span text:style-name="T617"><text:s text:c="12"/></text:span><text:span text:style-name="T618">android:textStyle</text:span><text:span text:style-name="T619">=</text:span><text:span text:style-name="T620">"bold"</text:span><text:span text:style-name="T621"><text:s/></text:span><text:span text:style-name="T622">/&gt;</text:span></text:p>
      <text:p text:style-name="P623"/>
      <text:p text:style-name="P624"><text:span text:style-name="T625"><text:s text:c="8"/></text:span><text:span text:style-name="T626">&lt;</text:span><text:span text:style-name="T627">TextView</text:span></text:p>
      <text:p text:style-name="P628"><text:span text:style-name="T629"><text:s text:c="12"/></text:span><text:span text:style-name="T630">android:id</text:span><text:span text:style-name="T631">=</text:span><text:span text:style-name="T632">"@+id/text4"</text:span></text:p>
      <text:p text:style-name="P633"><text:span text:style-name="T634"><text:s text:c="12"/></text:span><text:span text:style-name="T635">android:layout_width</text:span><text:span text:style-name="T636">=</text:span><text:span text:style-name="T637">"match_parent"</text:span></text:p>
      <text:p text:style-name="P638"><text:span text:style-name="T639"><text:s text:c="12"/></text:span><text:span text:style-name="T640">android:layout_height</text:span><text:span text:style-name="T641">=</text:span><text:span text:style-name="T642">"wrap_content"</text:span></text:p>
      <text:p text:style-name="P643"><text:span text:style-name="T644"><text:s text:c="12"/></text:span><text:span text:style-name="T645">android:background</text:span><text:span text:style-name="T646">=</text:span><text:span text:style-name="T647">"#d6d6d6"</text:span></text:p>
      <text:p text:style-name="P648"><text:span text:style-name="T649"><text:s text:c="12"/></text:span><text:span text:style-name="T650">android:text</text:span><text:span text:style-name="T651">=</text:span><text:span text:style-name="T652">"</text:span><text:span text:style-name="T653"><text:tab/>Th</text:span><text:span text:style-name="T654">ứ</text:span><text:span text:style-name="T655"><text:s/>Hai-Th</text:span><text:span text:style-name="T656">ứ</text:span><text:span text:style-name="T657"><text:s/>Sáu: 8:00 -&gt; 17:00 \n<text:s/></text:span><text:span text:style-name="T658"><text:tab/>Th</text:span><text:span text:style-name="T659">ứ</text:span><text:span text:style-name="T660"><text:s/>B</text:span><text:span text:style-name="T661">ả</text:span><text:span text:style-name="T662">y: 8:00 -&gt; 12:00"</text:span></text:p>
      <text:p text:style-name="P663"><text:span text:style-name="T664"><text:s text:c="12"/></text:span><text:span text:style-name="T665">android:textColor</text:span><text:span text:style-name="T666">=</text:span><text:span text:style-name="T667">"#000000"</text:span></text:p>
      <text:p text:style-name="P668"><text:span text:style-name="T669"><text:s text:c="12"/></text:span><text:span text:style-name="T670">android:textSize</text:span><text:span text:style-name="T671">=</text:span><text:span text:style-name="T672">"17sp"</text:span></text:p>
      <text:p text:style-name="P673"><text:span text:style-name="T674"><text:s text:c="12"/></text:span><text:span text:style-name="T675">android:textStyle</text:span><text:span text:style-name="T676">=</text:span><text:span text:style-name="T677">"bold"</text:span><text:span text:style-name="T678"><text:s/></text:span><text:span text:style-name="T679">/&gt;</text:span></text:p>
      <text:p text:style-name="P680"/>
      <text:p text:style-name="P681"><text:span text:style-name="T682"><text:s text:c="4"/></text:span><text:span text:style-name="T683">&lt;/</text:span><text:span text:style-name="T684">LinearLayout</text:span><text:span text:style-name="T685">&gt;</text:span></text:p>
      <text:p text:style-name="P686"/>
      <text:p text:style-name="P687"><text:span text:style-name="T688"><text:s text:c="4"/></text:span><text:span text:style-name="T689">&lt;</text:span><text:span text:style-name="T690">LinearLayout</text:span></text:p>
      <text:p text:style-name="P691"><text:span text:style-name="T692"><text:s text:c="8"/></text:span><text:span text:style-name="T693">android:layout_width</text:span><text:span text:style-name="T694">=</text:span><text:span text:style-name="T695">"match_parent"</text:span></text:p>
      <text:p text:style-name="P696"><text:span text:style-name="T697"><text:s text:c="8"/></text:span><text:span text:style-name="T698">android:layout_height</text:span><text:span text:style-name="T699">=</text:span><text:span text:style-name="T700">"wrap_content"</text:span></text:p>
      <text:p text:style-name="P701"><text:span text:style-name="T702"><text:s text:c="8"/></text:span><text:span text:style-name="T703">android:layout_weight</text:span><text:span text:style-name="T704">=</text:span><text:span text:style-name="T705">"7.28"</text:span></text:p>
      <text:p text:style-name="P706"><text:span text:style-name="T707"><text:s text:c="8"/></text:span><text:span text:style-name="T708">android:orientation</text:span><text:span text:style-name="T709">=</text:span><text:span text:style-name="T710">"vertical"</text:span><text:span text:style-name="T711"><text:s/></text:span><text:span text:style-name="T712">&gt;</text:span></text:p>
      <text:p text:style-name="P713"><text:span text:style-name="T714"><text:s text:c="8"/></text:span></text:p>
      <text:p text:style-name="P715"><text:span text:style-name="T716"><text:s text:c="8"/></text:span></text:p>
      <text:p text:style-name="P717"><text:span text:style-name="T718"><text:s text:c="16"/></text:span><text:span text:style-name="T719">&lt;</text:span><text:span text:style-name="T720">TextView</text:span></text:p>
      <text:p text:style-name="P721"><text:span text:style-name="T722"><text:s text:c="12"/></text:span><text:span text:style-name="T723">android:id</text:span><text:span text:style-name="T724">=</text:span><text:span text:style-name="T725">"@+id/text5"</text:span></text:p>
      <text:p text:style-name="P726"><text:span text:style-name="T727"><text:s text:c="12"/></text:span><text:span text:style-name="T728">android:layout_width</text:span><text:span text:style-name="T729">=</text:span><text:span text:style-name="T730">"match_parent"</text:span></text:p>
      <text:p text:style-name="P731"><text:span text:style-name="T732"><text:s text:c="12"/></text:span><text:span text:style-name="T733">android:layout_height</text:span><text:span text:style-name="T734">=</text:span><text:span text:style-name="T735">"wrap_content"</text:span></text:p>
      <text:p text:style-name="P736"><text:span text:style-name="T737"><text:s text:c="12"/></text:span><text:span text:style-name="T738">android:layout_gravity</text:span><text:span text:style-name="T739">=</text:span><text:span text:style-name="T740">"center"</text:span></text:p>
      <text:p text:style-name="P741"><text:span text:style-name="T742"><text:s text:c="12"/></text:span><text:span text:style-name="T743">android:layout_marginTop</text:span><text:span text:style-name="T744">=</text:span><text:span text:style-name="T745">"40dp"</text:span></text:p>
      <text:p text:style-name="P746"><text:span text:style-name="T747"><text:s text:c="12"/></text:span><text:span text:style-name="T748">android:background</text:span><text:span text:style-name="T749">=</text:span><text:span text:style-name="T750">"#7198cf"</text:span></text:p>
      <text:p text:style-name="P751"><text:span text:style-name="T752"><text:s text:c="12"/></text:span><text:span text:style-name="T753">android:text</text:span><text:span text:style-name="T754">=</text:span><text:span text:style-name="T755">"</text:span><text:span text:style-name="T756"><text:tab/>Liên H</text:span><text:span text:style-name="T757">ệ</text:span><text:span text:style-name="T758">"</text:span></text:p>
      <text:p text:style-name="P759"><text:span text:style-name="T760"><text:s text:c="12"/></text:span><text:span text:style-name="T761">android:textColor</text:span><text:span text:style-name="T762">=</text:span><text:span text:style-name="T763">"#FFFFFF"</text:span></text:p>
      <text:p text:style-name="P764"><text:span text:style-name="T765"><text:s text:c="12"/></text:span><text:span text:style-name="T766">android:textSize</text:span><text:span text:style-name="T767">=</text:span><text:span text:style-name="T768">"25sp"</text:span></text:p>
      <text:p text:style-name="P769"><text:span text:style-name="T770"><text:s text:c="12"/></text:span><text:span text:style-name="T771">android:textStyle</text:span><text:span text:style-name="T772">=</text:span><text:span text:style-name="T773">"bold"</text:span><text:span text:style-name="T774"><text:s/></text:span><text:span text:style-name="T775">/&gt;</text:span></text:p>
      <text:p text:style-name="P776"/>
      <text:p text:style-name="P777"><text:span text:style-name="T778"><text:s text:c="8"/></text:span><text:span text:style-name="T779">&lt;</text:span><text:span text:style-name="T780">TextView</text:span></text:p>
      <text:p text:style-name="P781"><text:span text:style-name="T782"><text:s text:c="12"/></text:span><text:span text:style-name="T783">android:id</text:span><text:span text:style-name="T784">=</text:span><text:span text:style-name="T785">"@+id/text6"</text:span></text:p>
      <text:p text:style-name="P786"><text:span text:style-name="T787"><text:s text:c="12"/></text:span><text:span text:style-name="T788">android:layout_width</text:span><text:span text:style-name="T789">=</text:span><text:span text:style-name="T790">"match_parent"</text:span></text:p>
      <text:p text:style-name="P791"><text:span text:style-name="T792"><text:s text:c="12"/></text:span><text:span text:style-name="T793">android:layout_height</text:span><text:span text:style-name="T794">=</text:span><text:span text:style-name="T795">"wrap_content"</text:span></text:p>
      <text:p text:style-name="P796"><text:span text:style-name="T797"><text:s text:c="12"/></text:span><text:span text:style-name="T798">android:background</text:span><text:span text:style-name="T799">=</text:span><text:span text:style-name="T800">"#d6d6d6"</text:span></text:p>
      <text:p text:style-name="P801"><text:span text:style-name="T802"><text:s text:c="12"/></text:span><text:span text:style-name="T803">android:text</text:span><text:span text:style-name="T804">=</text:span><text:span text:style-name="T805">"</text:span><text:span text:style-name="T806"><text:tab/>Phone: <text:s/>\n<text:s/></text:span><text:span text:style-name="T807"><text:tab/>Email:"</text:span></text:p>
      <text:p text:style-name="P808"><text:span text:style-name="T809"><text:s text:c="12"/></text:span><text:span text:style-name="T810">android:textColor</text:span><text:span text:style-name="T811">=</text:span><text:span text:style-name="T812">"#000000"</text:span></text:p>
      <text:p text:style-name="P813"><text:span text:style-name="T814"><text:s text:c="12"/></text:span><text:span text:style-name="T815">android:textSize</text:span><text:span text:style-name="T816">=</text:span><text:span text:style-name="T817">"17sp"</text:span></text:p>
      <text:p text:style-name="P818"><text:span text:style-name="T819"><text:s text:c="12"/></text:span><text:span text:style-name="T820">android:textStyle</text:span><text:span text:style-name="T821">=</text:span><text:span text:style-name="T822">"bold"</text:span><text:span text:style-name="T823"><text:s/></text:span></text:p>
      <text:p text:style-name="P824"><text:span text:style-name="T825"><text:s text:c="12"/></text:span><text:span text:style-name="T826">android:layout_marginBottom</text:span><text:span text:style-name="T827">=</text:span><text:span text:style-name="T828">"20dp"</text:span><text:span text:style-name="T829">/&gt;</text:span></text:p>
      <text:p text:style-name="P830"><text:span text:style-name="T831"><text:s text:c="4"/></text:span><text:span text:style-name="T832">&lt;/</text:span><text:span text:style-name="T833">LinearLayout</text:span><text:span text:style-name="T834">&gt;</text:span></text:p>
      <text:p text:style-name="P835"/>
      <text:p text:style-name="P836"><text:span text:style-name="T837">&lt;/</text:span><text:span text:style-name="T838">LinearLayout</text:span><text:span text:style-name="T839">&gt;</text:span></text:p>
      <text:p text:style-name="P840"><text:span text:style-name="T841">&lt;/</text:span><text:span text:style-name="T842">ScrollView</text:span><text:span text:style-name="T843">&gt;</text:span></text:p>
      <text:p text:style-name="P844"/>
      <text:p text:style-name="P845">Step 6</text:p>
      <text:p text:style-name="P846"><text:span text:style-name="T847">Thay đ</text:span><text:span text:style-name="T848">ổ</text:span><text:span text:style-name="T849">i <text:s/>string.xml</text:span></text:p>
      <text:p text:style-name="P850"><text:span text:style-name="T851">&lt;</text:span><text:span text:style-name="T852">string</text:span><text:span text:style-name="T853"><text:s/></text:span><text:span text:style-name="T854">name</text:span><text:span text:style-name="T855">=</text:span><text:span text:style-name="T856">"information"</text:span><text:span text:style-name="T857">&gt;</text:span><text:span text:style-name="T858">Information</text:span><text:span text:style-name="T859">&lt;/</text:span><text:span text:style-name="T860">string</text:span><text:span text:style-name="T861">&gt;</text:span></text:p>
      <text:p text:style-name="P862"/>
      <text:p text:style-name="P863">Step 7</text:p>
      <text:p text:style-name="P864"><text:span text:style-name="T865">Thay đ</text:span><text:span text:style-name="T866">ổ</text:span><text:span text:style-name="T867">i t</text:span><text:span text:style-name="T868">ậ</text:span><text:span text:style-name="T869">p tin <text:s/></text:span><text:span text:style-name="T870">AndroidManifest.xml</text:span></text:p>
      <text:p text:style-name="P871"/>
      <text:p text:style-name="P872"><text:span text:style-name="T873">&lt;</text:span><text:span text:style-name="T874">activity</text:span></text:p>
      <text:p text:style-name="P875"><text:span text:style-name="T876"><text:s text:c="12"/></text:span><text:span text:style-name="T877">android:name</text:span><text:span text:style-name="T878">=</text:span><text:span text:style-name="T879">"edu.dnu.androidopac.Information"</text:span></text:p>
      <text:p text:style-name="P880"><text:span text:style-name="T881"><text:s text:c="12"/></text:span><text:span text:style-name="T882">android:label</text:span><text:span text:style-name="T883">=</text:span><text:span text:style-name="T884">"@string/information"</text:span><text:span text:style-name="T885"><text:s/></text:span><text:span text:style-name="T886">&gt;</text:span></text:p>
      <text:p text:style-name="P887"><text:span text:style-name="T888">&lt;/</text:span><text:span text:style-name="T889">activity</text:span><text:span text:style-name="T890">&gt;</text:span></text:p>
      <text:p text:style-name="P891"/>
      <text:p text:style-name="P892"/>
      <text:p text:style-name="P8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Helvetica, Arial, sans-serif" svg:font-family="Helvetica, Arial, sans-serif" style:font-family-generic="system"/>
    <style:font-face style:name="Courier New" svg:font-family="Courier New" style:font-family-generic="modern" style:font-pitch="fixed" svg:panose-1="2 7 3 9 2 2 5 2 4 4"/>
    <style:font-face style:name="Monospace" svg:font-family="Monospace" style:font-family-generic="system" style:font-pitch="fixed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tnguyen</meta:initial-creator>
    <dc:creator>_Big_Dick_</dc:creator>
    <meta:creation-date>2014-09-25T07:56:00Z</meta:creation-date>
    <dc:date>2014-09-25T09:03:00Z</dc:date>
    <meta:template xlink:href="Normal" xlink:type="simple"/>
    <meta:editing-cycles>5</meta:editing-cycles>
    <meta:editing-duration>PT60S</meta:editing-duration>
    <meta:document-statistic meta:page-count="1" meta:paragraph-count="12" meta:word-count="950" meta:character-count="6355" meta:row-count="45" meta:non-whitespace-character-count="5417"/>
  </office:meta>
</office:document-meta>
</file>